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ca54c" officeooo:paragraph-rsid="000ca54c"/>
    </style:style>
    <style:style style:name="P2" style:family="paragraph" style:parent-style-name="Standard">
      <style:paragraph-properties fo:text-align="start" style:justify-single-word="false"/>
      <style:text-properties officeooo:rsid="000ca98d" officeooo:paragraph-rsid="000ca98d"/>
    </style:style>
    <style:style style:name="P3" style:family="paragraph" style:parent-style-name="Standard">
      <style:paragraph-properties fo:text-align="start" style:justify-single-word="false"/>
      <style:text-properties style:text-underline-style="none" officeooo:rsid="001e3752" officeooo:paragraph-rsid="001e3752"/>
    </style:style>
    <style:style style:name="P4" style:family="paragraph" style:parent-style-name="Standard">
      <style:paragraph-properties fo:text-align="start" style:justify-single-word="false"/>
      <style:text-properties style:text-underline-style="none" officeooo:rsid="001fa34e" officeooo:paragraph-rsid="001fa34e"/>
    </style:style>
    <style:style style:name="P5" style:family="paragraph" style:parent-style-name="Standard">
      <style:paragraph-properties fo:text-align="start" style:justify-single-word="false"/>
      <style:text-properties style:text-underline-style="none" officeooo:rsid="00213759" officeooo:paragraph-rsid="00213759"/>
    </style:style>
    <style:style style:name="P6" style:family="paragraph" style:parent-style-name="Standard">
      <style:paragraph-properties fo:text-align="start" style:justify-single-word="false"/>
      <style:text-properties style:text-underline-style="none" officeooo:rsid="0026d220" officeooo:paragraph-rsid="0026d220"/>
    </style:style>
    <style:style style:name="P7" style:family="paragraph" style:parent-style-name="Standard">
      <style:paragraph-properties fo:text-align="start" style:justify-single-word="false"/>
      <style:text-properties style:text-underline-style="none" officeooo:rsid="00250d44" officeooo:paragraph-rsid="00250d44"/>
    </style:style>
    <style:style style:name="P8" style:family="paragraph" style:parent-style-name="Standard">
      <style:paragraph-properties fo:text-align="start" style:justify-single-word="false"/>
      <style:text-properties style:text-underline-style="none" officeooo:rsid="00250d44" officeooo:paragraph-rsid="00319ef4"/>
    </style:style>
    <style:style style:name="P9" style:family="paragraph" style:parent-style-name="Standard">
      <style:paragraph-properties fo:text-align="start" style:justify-single-word="false"/>
      <style:text-properties style:text-underline-style="none" officeooo:rsid="002cb890" officeooo:paragraph-rsid="002cb890"/>
    </style:style>
    <style:style style:name="P10" style:family="paragraph" style:parent-style-name="Standard">
      <style:paragraph-properties fo:text-align="start" style:justify-single-word="false"/>
      <style:text-properties style:text-underline-style="none" officeooo:rsid="0033d5e3" officeooo:paragraph-rsid="0033d5e3"/>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officeooo:rsid="000ca98d" officeooo:paragraph-rsid="000ca98d"/>
    </style:style>
    <style:style style:name="P12" style:family="paragraph" style:parent-style-name="Standard">
      <style:paragraph-properties fo:text-align="start" style:justify-single-word="false"/>
      <style:text-properties style:text-underline-style="none" officeooo:rsid="0026d220" officeooo:paragraph-rsid="0026d220"/>
    </style:style>
    <style:style style:name="P13" style:family="paragraph" style:parent-style-name="Standard">
      <style:paragraph-properties fo:text-align="start" style:justify-single-word="false"/>
      <style:text-properties style:text-underline-style="none" officeooo:rsid="004407c1" officeooo:paragraph-rsid="004407c1"/>
    </style:style>
    <style:style style:name="P14" style:family="paragraph" style:parent-style-name="Standard">
      <style:paragraph-properties fo:text-align="start" style:justify-single-word="false"/>
      <style:text-properties style:text-underline-style="none" officeooo:rsid="004598fa" officeooo:paragraph-rsid="004598fa"/>
    </style:style>
    <style:style style:name="P15" style:family="paragraph" style:parent-style-name="Standard">
      <style:paragraph-properties fo:text-align="center" style:justify-single-word="false"/>
      <style:text-properties officeooo:rsid="0047869c" officeooo:paragraph-rsid="0047869c"/>
    </style:style>
    <style:style style:name="T1" style:family="text">
      <style:text-properties officeooo:rsid="000d579b"/>
    </style:style>
    <style:style style:name="T2" style:family="text">
      <style:text-properties officeooo:rsid="00149342"/>
    </style:style>
    <style:style style:name="T3" style:family="text">
      <style:text-properties officeooo:rsid="001b88e1"/>
    </style:style>
    <style:style style:name="T4" style:family="text">
      <style:text-properties officeooo:rsid="00229f49"/>
    </style:style>
    <style:style style:name="T5" style:family="text">
      <style:text-properties officeooo:rsid="0022ca64"/>
    </style:style>
    <style:style style:name="T6" style:family="text">
      <style:text-properties officeooo:rsid="0024b400"/>
    </style:style>
    <style:style style:name="T7" style:family="text">
      <style:text-properties officeooo:rsid="00260aa8"/>
    </style:style>
    <style:style style:name="T8" style:family="text">
      <style:text-properties officeooo:rsid="0029f2b4"/>
    </style:style>
    <style:style style:name="T9" style:family="text">
      <style:text-properties officeooo:rsid="002e1bbb"/>
    </style:style>
    <style:style style:name="T10" style:family="text">
      <style:text-properties officeooo:rsid="00319ef4"/>
    </style:style>
    <style:style style:name="T11" style:family="text">
      <style:text-properties officeooo:rsid="00326655"/>
    </style:style>
    <style:style style:name="T12" style:family="text">
      <style:text-properties officeooo:rsid="004598fa"/>
    </style:style>
    <style:style style:name="T13" style:family="text">
      <style:text-properties officeooo:rsid="00423c78"/>
    </style:style>
    <style:style style:name="T14" style:family="text">
      <style:text-properties officeooo:rsid="00461a2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bstract</text:p>
      <text:p text:style-name="P15"/>
      <text:p text:style-name="P15"/>
      <text:p text:style-name="P1">Subject : Abstract representation of spacial data <text:span text:style-name="T2">for machine vision</text:span></text:p>
      <text:p text:style-name="P1"/>
      <text:p text:style-name="P2">In the context of machine vision, spacial data comes the form of two dimensional images <text:span text:style-name="T3">taken by a digital image sensor</text:span>. An abstract represention of two dimentional image data involves representing the contents of the image or <text:span text:style-name="T1">color data into concise and reduced form for quick, easy and flexible inference. For the purpose of this study i am considering grayscale image profiles instead of color profiles for reducing the complexity of the proposed algorithm / pseudo code.</text:span></text:p>
      <text:p text:style-name="P11"/>
      <text:p text:style-name="P3"><text:span text:style-name="T6">F</text:span>ew terms which <text:span text:style-name="T4">will be used from time to time.</text:span></text:p>
      <text:p text:style-name="P4">1. Pixel</text:p>
      <text:p text:style-name="P4">Two dimensional images are stored in memory as arrays. So, if the image has 640 columns and 480 rows , the data would be stored in an array of size 640*480, which equals to 307200. Each item in the array represents a position in the 2D image.</text:p>
      <text:p text:style-name="P4"/>
      <text:p text:style-name="P4">2. Blob</text:p>
      <text:p text:style-name="P4">Group of pixels which have the same color and are connected.</text:p>
      <text:p text:style-name="P4"/>
      <text:p text:style-name="P5">3. Boundary of the blob</text:p>
      <text:p text:style-name="P5">The pixels around the circumference of <text:span text:style-name="T5">a</text:span> blob.</text:p>
      <text:p text:style-name="P5"/>
      <text:p text:style-name="P6">4. Seed of the blob</text:p>
      <text:p text:style-name="P6">The leftmost and topmost pixel in the boundary of a blob.</text:p>
      <text:p text:style-name="P6"/>
      <text:p text:style-name="P13">5. Resolution</text:p>
      <text:p text:style-name="P13">The least amount of change in direction that <text:span text:style-name="T14">is considered as perceived.</text:span></text:p>
      <text:p text:style-name="P4"/>
      <text:p text:style-name="P8">A 2D image can be considered as a collection of blobs. <text:span text:style-name="T10">The f</text:span>irst stage of abstraction involves representing blobs <text:span text:style-name="T8">in</text:span> a reduced form. This is called the boundary of the blob ie a<text:span text:style-name="T7">n</text:span> ordered collection of pixels around the circumference of the blob.</text:p>
      <text:p text:style-name="P7"/>
      <text:p text:style-name="P9"><text:span text:style-name="T11">The s</text:span>econd stage involves finding two pixels from the boundary which is farthest from <text:span text:style-name="T9">each other. These two points are the first two abstract points of the boundary. The line joining these two pixels is called the first abstract line.</text:span></text:p>
      <text:p text:style-name="P9"/>
      <text:p text:style-name="P13">The third stage involves <text:span text:style-name="T12">travelling around the boundary and </text:span>finding a pixel which is farthest from the <text:span text:style-name="T12">first abstract line</text:span>. If the distance of the pixel is greater than the resolution, the pixel is added to the list of abstract pixels. <text:span text:style-name="T12">Now, the boundary is represented by three abstract pixels and we have two more abstract lines formed by connecting the third abstract pixel to the first and second abstract pixels. Now we have three abstract pixels and three abstract lines connecting the three abstract pixels.</text:span></text:p>
      <text:p text:style-name="P10"/>
      <text:p text:style-name="P14">The process is repeated by travelling around the boundary and finding more abstract pixels till no more abstract pixels can be found for the resolution. Now we have an<text:span text:style-name="T13"> abstract representation of the bl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22:26:40.835184085</meta:creation-date>
    <dc:date>2024-01-28T20:34:57.424909323</dc:date>
    <meta:editing-duration>PT1H4M3S</meta:editing-duration>
    <meta:editing-cycles>60</meta:editing-cycles>
    <meta:generator>LibreOffice/6.0.7.3$Linux_AARCH64 LibreOffice_project/00m0$Build-3</meta:generator>
    <meta:document-statistic meta:table-count="0" meta:image-count="0" meta:object-count="0" meta:page-count="1" meta:paragraph-count="18" meta:word-count="406" meta:character-count="2340" meta:non-whitespace-character-count="1952"/>
  </office:meta>
</office:document-meta>
</file>